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92in"/>
    </style:style>
    <style:style style:name="co2" style:family="table-column">
      <style:table-column-properties fo:break-before="auto" style:column-width="0.8354in"/>
    </style:style>
    <style:style style:name="co3" style:family="table-column">
      <style:table-column-properties fo:break-before="auto" style:column-width="5.1752in"/>
    </style:style>
    <style:style style:name="co4" style:family="table-column">
      <style:table-column-properties fo:break-before="auto" style:column-width="0.9618in"/>
    </style:style>
    <style:style style:name="co5" style:family="table-column">
      <style:table-column-properties fo:break-before="auto" style:column-width="1.4339in"/>
    </style:style>
    <style:style style:name="co6" style:family="table-column">
      <style:table-column-properties fo:break-before="auto" style:column-width="1.1165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25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2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7" style:family="table-cell" style:parent-style-name="Good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in" style:writing-mode="page"/>
    </style:style>
    <style:style style:name="ce28" style:family="table-cell" style:parent-style-name="Error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in" style:writing-mode="page"/>
    </style:style>
    <style:style style:name="ce29" style:family="table-cell" style:parent-style-name="Neutral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1">
          <table:table-cell table:number-columns-repeated="2"/>
          <table:table-cell table:style-name="ce18" office:value-type="string" calcext:value-type="string">
            <text:p>Questions: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21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15" office:value-type="string" calcext:value-type="string">
            <text:p>Sr. No.</text:p>
          </table:table-cell>
          <table:table-cell table:style-name="ce16" office:value-type="string" calcext:value-type="string">
            <text:p>Topic:</text:p>
          </table:table-cell>
          <table:table-cell table:style-name="ce16" office:value-type="string" calcext:value-type="string">
            <text:p>Problem: </text:p>
          </table:table-cell>
          <table:table-cell table:style-name="ce25" office:value-type="string" calcext:value-type="string">
            <text:p>Done </text:p>
          </table:table-cell>
          <table:table-cell table:style-name="ce30" office:value-type="string" calcext:value-type="string">
            <text:p><text:s text:c="5"/>Not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26"/>
          <table:table-cell table:number-columns-repeated="6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27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27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27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27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27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27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27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27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28" office:value-type="string" calcext:value-type="string">
            <text:p>N</text:p>
          </table:table-cell>
          <table:table-cell table:number-columns-repeated="60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27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imp</text:p>
          </table:table-cell>
          <table:table-cell table:number-columns-repeated="59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leetcode.com/problems/merge-intervals/" xlink:type="simple">Merge Intervals</text:a>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good</text:p>
          </table:table-cell>
          <table:table-cell table:number-columns-repeated="59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need to optimize thr merge</text:p>
          </table:table-cell>
          <table:table-cell table:number-columns-repeated="59"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nice</text:p>
          </table:table-cell>
          <table:table-cell table:number-columns-repeated="59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<text:s/>need to optimize</text:p>
          </table:table-cell>
          <table:table-cell table:number-columns-repeated="59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2 logic but time exceed</text:p>
          </table:table-cell>
          <table:table-cell table:number-columns-repeated="59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" calcext:value-type="float">
            <text:p>22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" calcext:value-type="float">
            <text:p>23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" calcext:value-type="float">
            <text:p>24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" calcext:value-type="float">
            <text:p>28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" calcext:value-type="float">
            <text:p>30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" calcext:value-type="float">
            <text:p>31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" calcext:value-type="float">
            <text:p>32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" calcext:value-type="float">
            <text:p>33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" calcext:value-type="float">
            <text:p>34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" calcext:value-type="float">
            <text:p>35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" calcext:value-type="float">
            <text:p>36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23"/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/>
          <table:table-cell table:style-name="ce17"/>
          <table:table-cell table:style-name="ce23"/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" calcext:value-type="float">
            <text:p>37</text:p>
          </table:table-cell>
          <table:table-cell table:style-name="ce17" office:value-type="string" calcext:value-type="string">
            <text:p>Matrix</text:p>
          </table:table-cell>
          <table:table-cell table:style-name="ce22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" calcext:value-type="float">
            <text:p>38</text:p>
          </table:table-cell>
          <table:table-cell table:style-name="ce17" office:value-type="string" calcext:value-type="string">
            <text:p>Matrix</text:p>
          </table:table-cell>
          <table:table-cell table:style-name="ce22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" calcext:value-type="float">
            <text:p>39</text:p>
          </table:table-cell>
          <table:table-cell table:style-name="ce17" office:value-type="string" calcext:value-type="string">
            <text:p>Matrix</text:p>
          </table:table-cell>
          <table:table-cell table:style-name="ce22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" calcext:value-type="float">
            <text:p>40</text:p>
          </table:table-cell>
          <table:table-cell table:style-name="ce17" office:value-type="string" calcext:value-type="string">
            <text:p>Matrix</text:p>
          </table:table-cell>
          <table:table-cell table:style-name="ce22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" calcext:value-type="float">
            <text:p>41</text:p>
          </table:table-cell>
          <table:table-cell table:style-name="ce17" office:value-type="string" calcext:value-type="string">
            <text:p>Matrix</text:p>
          </table:table-cell>
          <table:table-cell table:style-name="ce22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" calcext:value-type="float">
            <text:p>42</text:p>
          </table:table-cell>
          <table:table-cell table:style-name="ce17" office:value-type="string" calcext:value-type="string">
            <text:p>Matrix</text:p>
          </table:table-cell>
          <table:table-cell table:style-name="ce22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" calcext:value-type="float">
            <text:p>43</text:p>
          </table:table-cell>
          <table:table-cell table:style-name="ce17" office:value-type="string" calcext:value-type="string">
            <text:p>Matrix</text:p>
          </table:table-cell>
          <table:table-cell table:style-name="ce22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" calcext:value-type="float">
            <text:p>44</text:p>
          </table:table-cell>
          <table:table-cell table:style-name="ce17" office:value-type="string" calcext:value-type="string">
            <text:p>Matrix</text:p>
          </table:table-cell>
          <table:table-cell table:style-name="ce22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5" calcext:value-type="float">
            <text:p>45</text:p>
          </table:table-cell>
          <table:table-cell table:style-name="ce17" office:value-type="string" calcext:value-type="string">
            <text:p>Matrix</text:p>
          </table:table-cell>
          <table:table-cell table:style-name="ce22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6" calcext:value-type="float">
            <text:p>46</text:p>
          </table:table-cell>
          <table:table-cell table:style-name="ce17" office:value-type="string" calcext:value-type="string">
            <text:p>Matrix</text:p>
          </table:table-cell>
          <table:table-cell table:style-name="ce22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17"/>
          <table:table-cell table:style-name="ce23"/>
          <table:table-cell table:style-name="ce26"/>
          <table:table-cell table:number-columns-repeated="60"/>
        </table:table-row>
        <table:table-row table:style-name="ro4">
          <table:table-cell office:value-type="float" office:value="47" calcext:value-type="float">
            <text:p>47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leetcode.com/problems/reverse-string/" xlink:type="simple">Reverse a Str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8" calcext:value-type="float">
            <text:p>48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9" calcext:value-type="float">
            <text:p>49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17" office:value-type="string" calcext:value-type="string">
            <text:p>String</text:p>
          </table:table-cell>
          <table:table-cell table:style-name="ce23" office:value-type="string" calcext:value-type="string">
            <text:p>Why strings are immutable in Java?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1" calcext:value-type="float">
            <text:p>51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2" calcext:value-type="float">
            <text:p>52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3" calcext:value-type="float">
            <text:p>53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4" calcext:value-type="float">
            <text:p>54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5" calcext:value-type="float">
            <text:p>55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6" calcext:value-type="float">
            <text:p>56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7" calcext:value-type="float">
            <text:p>57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8" calcext:value-type="float">
            <text:p>58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9" calcext:value-type="float">
            <text:p>59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0" calcext:value-type="float">
            <text:p>60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1" calcext:value-type="float">
            <text:p>61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2" calcext:value-type="float">
            <text:p>62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3" calcext:value-type="float">
            <text:p>63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4" calcext:value-type="float">
            <text:p>64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5" calcext:value-type="float">
            <text:p>65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6" calcext:value-type="float">
            <text:p>66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7" calcext:value-type="float">
            <text:p>67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8" calcext:value-type="float">
            <text:p>68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9" calcext:value-type="float">
            <text:p>69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0" calcext:value-type="float">
            <text:p>70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1" calcext:value-type="float">
            <text:p>71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2" calcext:value-type="float">
            <text:p>72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3" calcext:value-type="float">
            <text:p>73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4" calcext:value-type="float">
            <text:p>74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5" calcext:value-type="float">
            <text:p>75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6" calcext:value-type="float">
            <text:p>76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7" calcext:value-type="float">
            <text:p>77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8" calcext:value-type="float">
            <text:p>78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9" calcext:value-type="float">
            <text:p>79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0" calcext:value-type="float">
            <text:p>80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1" calcext:value-type="float">
            <text:p>81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2" calcext:value-type="float">
            <text:p>82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3" calcext:value-type="float">
            <text:p>83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4" calcext:value-type="float">
            <text:p>84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5" calcext:value-type="float">
            <text:p>85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6" calcext:value-type="float">
            <text:p>86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7" calcext:value-type="float">
            <text:p>87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8" calcext:value-type="float">
            <text:p>88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9" calcext:value-type="float">
            <text:p>89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17"/>
          <table:table-cell table:style-name="ce23"/>
          <table:table-cell table:style-name="ce26"/>
          <table:table-cell table:number-columns-repeated="60"/>
        </table:table-row>
        <table:table-row table:style-name="ro4">
          <table:table-cell office:value-type="float" office:value="90" calcext:value-type="float">
            <text:p>90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1" calcext:value-type="float">
            <text:p>91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2" calcext:value-type="float">
            <text:p>92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3" calcext:value-type="float">
            <text:p>93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4" calcext:value-type="float">
            <text:p>94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5" calcext:value-type="float">
            <text:p>95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7" calcext:value-type="float">
            <text:p>97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8" calcext:value-type="float">
            <text:p>98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9" calcext:value-type="float">
            <text:p>99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0" calcext:value-type="float">
            <text:p>100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1" calcext:value-type="float">
            <text:p>101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2" calcext:value-type="float">
            <text:p>102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3" calcext:value-type="float">
            <text:p>103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4" calcext:value-type="float">
            <text:p>104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5" calcext:value-type="float">
            <text:p>105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6" calcext:value-type="float">
            <text:p>106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7" calcext:value-type="float">
            <text:p>107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8" calcext:value-type="float">
            <text:p>108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9" calcext:value-type="float">
            <text:p>109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0" calcext:value-type="float">
            <text:p>110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1" calcext:value-type="float">
            <text:p>111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2" calcext:value-type="float">
            <text:p>112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3" calcext:value-type="float">
            <text:p>113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www.spoj.com/problems/AGGRCOW/" xlink:type="simple">Aggressive cow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4" calcext:value-type="float">
            <text:p>114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5" calcext:value-type="float">
            <text:p>115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www.spoj.com/problems/EKO/" xlink:type="simple">EKOSPOJ: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6" calcext:value-type="float">
            <text:p>116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7" calcext:value-type="float">
            <text:p>117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8" calcext:value-type="float">
            <text:p>118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9" calcext:value-type="float">
            <text:p>119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0" calcext:value-type="float">
            <text:p>120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www.spoj.com/problems/PRATA/" xlink:type="simple">ROTI-Prata SPOJ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1" calcext:value-type="float">
            <text:p>121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www.spoj.com/problems/ANARC05B/" xlink:type="simple">DoubleHelix SPOJ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2" calcext:value-type="float">
            <text:p>122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www.spoj.com/problems/SUBSUMS/" xlink:type="simple">Subset Sum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3" calcext:value-type="float">
            <text:p>123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4" calcext:value-type="float">
            <text:p>124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5" calcext:value-type="float">
            <text:p>125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23"/>
          <table:table-cell table:style-name="ce26"/>
          <table:table-cell table:number-columns-repeated="60"/>
        </table:table-row>
        <table:table-row table:style-name="ro4">
          <table:table-cell office:value-type="float" office:value="126" calcext:value-type="float">
            <text:p>126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7" calcext:value-type="float">
            <text:p>127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8" calcext:value-type="float">
            <text:p>128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9" calcext:value-type="float">
            <text:p>129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0" calcext:value-type="float">
            <text:p>130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1" calcext:value-type="float">
            <text:p>131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2" calcext:value-type="float">
            <text:p>132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3" calcext:value-type="float">
            <text:p>133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4" calcext:value-type="float">
            <text:p>134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5" calcext:value-type="float">
            <text:p>135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6" calcext:value-type="float">
            <text:p>136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7" calcext:value-type="float">
            <text:p>137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8" calcext:value-type="float">
            <text:p>138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9" calcext:value-type="float">
            <text:p>139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0" calcext:value-type="float">
            <text:p>140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1" calcext:value-type="float">
            <text:p>141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2" calcext:value-type="float">
            <text:p>142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3" calcext:value-type="float">
            <text:p>143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4" calcext:value-type="float">
            <text:p>144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5" calcext:value-type="float">
            <text:p>145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6" calcext:value-type="float">
            <text:p>146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7" calcext:value-type="float">
            <text:p>147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8" calcext:value-type="float">
            <text:p>148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9" calcext:value-type="float">
            <text:p>149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0" calcext:value-type="float">
            <text:p>150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151" calcext:value-type="float">
            <text:p>151</text:p>
          </table:table-cell>
          <table:table-cell table:style-name="ce17" office:value-type="string" calcext:value-type="string">
            <text:p>LinkedList</text:p>
          </table:table-cell>
          <table:table-cell table:style-name="ce23" office:value-type="string" calcext:value-type="string">
            <text:p>Can we reverse a linked list in less than O(n) ?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17" office:value-type="string" calcext:value-type="string">
            <text:p>LinkedList</text:p>
          </table:table-cell>
          <table:table-cell table:style-name="ce23" office:value-type="string" calcext:value-type="string">
            <text:p>Why Quicksort is preferred for. Arrays and Merge Sort for LinkedLists ?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3" calcext:value-type="float">
            <text:p>153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4" calcext:value-type="float">
            <text:p>154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5" calcext:value-type="float">
            <text:p>155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6" calcext:value-type="float">
            <text:p>156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7" calcext:value-type="float">
            <text:p>157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8" calcext:value-type="float">
            <text:p>158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9" calcext:value-type="float">
            <text:p>159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0" calcext:value-type="float">
            <text:p>160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1" calcext:value-type="float">
            <text:p>161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23"/>
          <table:table-cell table:style-name="ce26"/>
          <table:table-cell table:number-columns-repeated="60"/>
        </table:table-row>
        <table:table-row table:style-name="ro4">
          <table:table-cell office:value-type="float" office:value="162" calcext:value-type="float">
            <text:p>162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3" calcext:value-type="float">
            <text:p>163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4" calcext:value-type="float">
            <text:p>164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5" calcext:value-type="float">
            <text:p>165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6" calcext:value-type="float">
            <text:p>166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7" calcext:value-type="float">
            <text:p>167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8" calcext:value-type="float">
            <text:p>168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9" calcext:value-type="float">
            <text:p>169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0" calcext:value-type="float">
            <text:p>170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1" calcext:value-type="float">
            <text:p>171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2" calcext:value-type="float">
            <text:p>172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3" calcext:value-type="float">
            <text:p>173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4" calcext:value-type="float">
            <text:p>174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5" calcext:value-type="float">
            <text:p>175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6" calcext:value-type="float">
            <text:p>176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7" calcext:value-type="float">
            <text:p>177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8" calcext:value-type="float">
            <text:p>178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9" calcext:value-type="float">
            <text:p>179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0" calcext:value-type="float">
            <text:p>180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1" calcext:value-type="float">
            <text:p>181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2" calcext:value-type="float">
            <text:p>182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3" calcext:value-type="float">
            <text:p>183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4" calcext:value-type="float">
            <text:p>184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5" calcext:value-type="float">
            <text:p>185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6" calcext:value-type="float">
            <text:p>186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7" calcext:value-type="float">
            <text:p>187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8" calcext:value-type="float">
            <text:p>188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9" calcext:value-type="float">
            <text:p>189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0" calcext:value-type="float">
            <text:p>190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1" calcext:value-type="float">
            <text:p>191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2" calcext:value-type="float">
            <text:p>192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3" calcext:value-type="float">
            <text:p>193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4" calcext:value-type="float">
            <text:p>194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5" calcext:value-type="float">
            <text:p>195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6" calcext:value-type="float">
            <text:p>196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/>
          <table:table-cell table:style-name="ce17"/>
          <table:table-cell table:style-name="ce23"/>
          <table:table-cell table:style-name="ce26"/>
          <table:table-cell table:number-columns-repeated="60"/>
        </table:table-row>
        <table:table-row table:style-name="ro4">
          <table:table-cell office:value-type="float" office:value="197" calcext:value-type="float">
            <text:p>197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8" calcext:value-type="float">
            <text:p>198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9" calcext:value-type="float">
            <text:p>199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0" calcext:value-type="float">
            <text:p>200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1" calcext:value-type="float">
            <text:p>201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2" calcext:value-type="float">
            <text:p>202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3" calcext:value-type="float">
            <text:p>203</text:p>
          </table:table-cell>
          <table:table-cell table:style-name="ce17" office:value-type="string" calcext:value-type="string">
            <text:p>Binary Search Trees</text:p>
          </table:table-cell>
          <table:table-cell table:style-name="ce24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4" calcext:value-type="float">
            <text:p>204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5" calcext:value-type="float">
            <text:p>205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6" calcext:value-type="float">
            <text:p>206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7" calcext:value-type="float">
            <text:p>207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8" calcext:value-type="float">
            <text:p>208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9" calcext:value-type="float">
            <text:p>209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0" calcext:value-type="float">
            <text:p>210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1" calcext:value-type="float">
            <text:p>211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2" calcext:value-type="float">
            <text:p>212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3" calcext:value-type="float">
            <text:p>213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4" calcext:value-type="float">
            <text:p>214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5" calcext:value-type="float">
            <text:p>215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6" calcext:value-type="float">
            <text:p>216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7" calcext:value-type="float">
            <text:p>217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8" calcext:value-type="float">
            <text:p>218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3"/>
          <table:table-cell table:style-name="ce26"/>
          <table:table-cell table:number-columns-repeated="60"/>
        </table:table-row>
        <table:table-row table:style-name="ro4">
          <table:table-cell office:value-type="float" office:value="219" calcext:value-type="float">
            <text:p>219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0" calcext:value-type="float">
            <text:p>220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1" calcext:value-type="float">
            <text:p>221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2" calcext:value-type="float">
            <text:p>222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3" calcext:value-type="float">
            <text:p>223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4" calcext:value-type="float">
            <text:p>224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5" calcext:value-type="float">
            <text:p>225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6" calcext:value-type="float">
            <text:p>226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7" calcext:value-type="float">
            <text:p>227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8" calcext:value-type="float">
            <text:p>228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9" calcext:value-type="float">
            <text:p>229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0" calcext:value-type="float">
            <text:p>230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1" calcext:value-type="float">
            <text:p>231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2" calcext:value-type="float">
            <text:p>232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3" calcext:value-type="float">
            <text:p>233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4" calcext:value-type="float">
            <text:p>234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5" calcext:value-type="float">
            <text:p>235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6" calcext:value-type="float">
            <text:p>236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7" calcext:value-type="float">
            <text:p>237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8" calcext:value-type="float">
            <text:p>238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9" calcext:value-type="float">
            <text:p>239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1" calcext:value-type="float">
            <text:p>241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2" calcext:value-type="float">
            <text:p>242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3" calcext:value-type="float">
            <text:p>243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4" calcext:value-type="float">
            <text:p>244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spoj.com/problems/DIEHARD/" xlink:type="simple">DIEHARD -DIE HARD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5" calcext:value-type="float">
            <text:p>245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6" calcext:value-type="float">
            <text:p>246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spoj.com/problems/GCJ101BB/" xlink:type="simple">Picking Up Chick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7" calcext:value-type="float">
            <text:p>247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spoj.com/problems/CHOCOLA/" xlink:type="simple">CHOCOLA –Chocolat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8" calcext:value-type="float">
            <text:p>248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9" calcext:value-type="float">
            <text:p>249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0" calcext:value-type="float">
            <text:p>250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1" calcext:value-type="float">
            <text:p>251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2" calcext:value-type="float">
            <text:p>252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3" calcext:value-type="float">
            <text:p>253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3"/>
          <table:table-cell table:style-name="ce26"/>
          <table:table-cell table:number-columns-repeated="60"/>
        </table:table-row>
        <table:table-row table:style-name="ro4">
          <table:table-cell office:value-type="float" office:value="254" calcext:value-type="float">
            <text:p>254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5" calcext:value-type="float">
            <text:p>255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6" calcext:value-type="float">
            <text:p>256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7" calcext:value-type="float">
            <text:p>257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8" calcext:value-type="float">
            <text:p>258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9" calcext:value-type="float">
            <text:p>259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0" calcext:value-type="float">
            <text:p>260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1" calcext:value-type="float">
            <text:p>261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2" calcext:value-type="float">
            <text:p>262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3" calcext:value-type="float">
            <text:p>263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www.geeksforgeeks.org/tug-of-war/" xlink:type="simple">Tug of Wa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4" calcext:value-type="float">
            <text:p>264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5" calcext:value-type="float">
            <text:p>265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6" calcext:value-type="float">
            <text:p>266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7" calcext:value-type="float">
            <text:p>267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8" calcext:value-type="float">
            <text:p>268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9" calcext:value-type="float">
            <text:p>269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0" calcext:value-type="float">
            <text:p>270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1" calcext:value-type="float">
            <text:p>271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2" calcext:value-type="float">
            <text:p>272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3"/>
          <table:table-cell table:style-name="ce26"/>
          <table:table-cell table:number-columns-repeated="60"/>
        </table:table-row>
        <table:table-row table:style-name="ro4">
          <table:table-cell office:value-type="float" office:value="273" calcext:value-type="float">
            <text:p>273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4" calcext:value-type="float">
            <text:p>274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5" calcext:value-type="float">
            <text:p>275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6" calcext:value-type="float">
            <text:p>276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7" calcext:value-type="float">
            <text:p>277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8" calcext:value-type="float">
            <text:p>278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9" calcext:value-type="float">
            <text:p>279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0" calcext:value-type="float">
            <text:p>280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1" calcext:value-type="float">
            <text:p>281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2" calcext:value-type="float">
            <text:p>282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3" calcext:value-type="float">
            <text:p>283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4" calcext:value-type="float">
            <text:p>284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5" calcext:value-type="float">
            <text:p>285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6" calcext:value-type="float">
            <text:p>286</text:p>
          </table:table-cell>
          <table:table-cell table:style-name="ce17" office:value-type="string" calcext:value-type="string">
            <text:p>Stacks &amp; Queues</text:p>
          </table:table-cell>
          <table:table-cell table:style-name="ce24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7" calcext:value-type="float">
            <text:p>287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8" calcext:value-type="float">
            <text:p>288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9" calcext:value-type="float">
            <text:p>289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0" calcext:value-type="float">
            <text:p>290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1" calcext:value-type="float">
            <text:p>291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2" calcext:value-type="float">
            <text:p>292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3" calcext:value-type="float">
            <text:p>293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4" calcext:value-type="float">
            <text:p>294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5" calcext:value-type="float">
            <text:p>295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6" calcext:value-type="float">
            <text:p>296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7" calcext:value-type="float">
            <text:p>297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8" calcext:value-type="float">
            <text:p>298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9" calcext:value-type="float">
            <text:p>299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0" calcext:value-type="float">
            <text:p>300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1" calcext:value-type="float">
            <text:p>301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2" calcext:value-type="float">
            <text:p>302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3" calcext:value-type="float">
            <text:p>303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4" calcext:value-type="float">
            <text:p>304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5" calcext:value-type="float">
            <text:p>305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6" calcext:value-type="float">
            <text:p>306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7" calcext:value-type="float">
            <text:p>307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8" calcext:value-type="float">
            <text:p>308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9" calcext:value-type="float">
            <text:p>309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0" calcext:value-type="float">
            <text:p>310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3"/>
          <table:table-cell table:style-name="ce26"/>
          <table:table-cell table:number-columns-repeated="60"/>
        </table:table-row>
        <table:table-row table:style-name="ro4">
          <table:table-cell office:value-type="float" office:value="311" calcext:value-type="float">
            <text:p>311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2" calcext:value-type="float">
            <text:p>312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3" calcext:value-type="float">
            <text:p>313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4" calcext:value-type="float">
            <text:p>314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5" calcext:value-type="float">
            <text:p>315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6" calcext:value-type="float">
            <text:p>316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7" calcext:value-type="float">
            <text:p>317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8" calcext:value-type="float">
            <text:p>318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9" calcext:value-type="float">
            <text:p>319</text:p>
          </table:table-cell>
          <table:table-cell table:style-name="ce17" office:value-type="string" calcext:value-type="string">
            <text:p>Heap</text:p>
          </table:table-cell>
          <table:table-cell table:style-name="ce24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0" calcext:value-type="float">
            <text:p>320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1" calcext:value-type="float">
            <text:p>321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2" calcext:value-type="float">
            <text:p>322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3" calcext:value-type="float">
            <text:p>323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4" calcext:value-type="float">
            <text:p>324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5" calcext:value-type="float">
            <text:p>325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6" calcext:value-type="float">
            <text:p>326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7" calcext:value-type="float">
            <text:p>327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8" calcext:value-type="float">
            <text:p>328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3"/>
          <table:table-cell table:style-name="ce26"/>
          <table:table-cell table:number-columns-repeated="60"/>
        </table:table-row>
        <table:table-row table:style-name="ro4">
          <table:table-cell office:value-type="float" office:value="329" calcext:value-type="float">
            <text:p>329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0" calcext:value-type="float">
            <text:p>330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1" calcext:value-type="float">
            <text:p>331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2" calcext:value-type="float">
            <text:p>332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3" calcext:value-type="float">
            <text:p>333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4" calcext:value-type="float">
            <text:p>334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5" calcext:value-type="float">
            <text:p>335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6" calcext:value-type="float">
            <text:p>336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leetcode.com/problems/flood-fill/" xlink:type="simple">flood fill algo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7" calcext:value-type="float">
            <text:p>337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leetcode.com/problems/clone-graph/" xlink:type="simple">Clone a graph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8" calcext:value-type="float">
            <text:p>338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9" calcext:value-type="float">
            <text:p>339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leetcode.com/problems/word-ladder/" xlink:type="simple">word Ladder 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0" calcext:value-type="float">
            <text:p>340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1" calcext:value-type="float">
            <text:p>341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2" calcext:value-type="float">
            <text:p>342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3" calcext:value-type="float">
            <text:p>343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4" calcext:value-type="float">
            <text:p>344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5" calcext:value-type="float">
            <text:p>345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6" calcext:value-type="float">
            <text:p>346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7" calcext:value-type="float">
            <text:p>347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8" calcext:value-type="float">
            <text:p>348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9" calcext:value-type="float">
            <text:p>349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0" calcext:value-type="float">
            <text:p>350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1" calcext:value-type="float">
            <text:p>351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2" calcext:value-type="float">
            <text:p>352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3" calcext:value-type="float">
            <text:p>353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4" calcext:value-type="float">
            <text:p>354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5" calcext:value-type="float">
            <text:p>355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6" calcext:value-type="float">
            <text:p>356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7" calcext:value-type="float">
            <text:p>357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8" calcext:value-type="float">
            <text:p>358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9" calcext:value-type="float">
            <text:p>359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0" calcext:value-type="float">
            <text:p>360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1" calcext:value-type="float">
            <text:p>361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2" calcext:value-type="float">
            <text:p>362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3" calcext:value-type="float">
            <text:p>363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4" calcext:value-type="float">
            <text:p>364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5" calcext:value-type="float">
            <text:p>365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6" calcext:value-type="float">
            <text:p>366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7" calcext:value-type="float">
            <text:p>367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8" calcext:value-type="float">
            <text:p>368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9" calcext:value-type="float">
            <text:p>369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0" calcext:value-type="float">
            <text:p>370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1" calcext:value-type="float">
            <text:p>371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2" calcext:value-type="float">
            <text:p>372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3"/>
          <table:table-cell table:style-name="ce26"/>
          <table:table-cell table:number-columns-repeated="60"/>
        </table:table-row>
        <table:table-row table:style-name="ro4">
          <table:table-cell office:value-type="float" office:value="373" calcext:value-type="float">
            <text:p>373</text:p>
          </table:table-cell>
          <table:table-cell table:style-name="ce17" office:value-type="string" calcext:value-type="string">
            <text:p>Trie</text:p>
          </table:table-cell>
          <table:table-cell table:style-name="ce22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4" calcext:value-type="float">
            <text:p>374</text:p>
          </table:table-cell>
          <table:table-cell table:style-name="ce17" office:value-type="string" calcext:value-type="string">
            <text:p>Trie</text:p>
          </table:table-cell>
          <table:table-cell table:style-name="ce22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5" calcext:value-type="float">
            <text:p>375</text:p>
          </table:table-cell>
          <table:table-cell table:style-name="ce17" office:value-type="string" calcext:value-type="string">
            <text:p>Trie</text:p>
          </table:table-cell>
          <table:table-cell table:style-name="ce22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6" calcext:value-type="float">
            <text:p>376</text:p>
          </table:table-cell>
          <table:table-cell table:style-name="ce17" office:value-type="string" calcext:value-type="string">
            <text:p>Trie</text:p>
          </table:table-cell>
          <table:table-cell table:style-name="ce22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7" calcext:value-type="float">
            <text:p>377</text:p>
          </table:table-cell>
          <table:table-cell table:style-name="ce17" office:value-type="string" calcext:value-type="string">
            <text:p>Trie</text:p>
          </table:table-cell>
          <table:table-cell table:style-name="ce22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8" calcext:value-type="float">
            <text:p>378</text:p>
          </table:table-cell>
          <table:table-cell table:style-name="ce17" office:value-type="string" calcext:value-type="string">
            <text:p>Trie</text:p>
          </table:table-cell>
          <table:table-cell table:style-name="ce22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3"/>
          <table:table-cell table:style-name="ce26"/>
          <table:table-cell table:number-columns-repeated="60"/>
        </table:table-row>
        <table:table-row table:style-name="ro4">
          <table:table-cell office:value-type="float" office:value="379" calcext:value-type="float">
            <text:p>379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0" calcext:value-type="float">
            <text:p>380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1" calcext:value-type="float">
            <text:p>381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2" calcext:value-type="float">
            <text:p>382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3" calcext:value-type="float">
            <text:p>383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4" calcext:value-type="float">
            <text:p>384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5" calcext:value-type="float">
            <text:p>385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6" calcext:value-type="float">
            <text:p>386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7" calcext:value-type="float">
            <text:p>387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8" calcext:value-type="float">
            <text:p>388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9" calcext:value-type="float">
            <text:p>389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0" calcext:value-type="float">
            <text:p>390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1" calcext:value-type="float">
            <text:p>391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2" calcext:value-type="float">
            <text:p>392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3" calcext:value-type="float">
            <text:p>393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4" calcext:value-type="float">
            <text:p>394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5" calcext:value-type="float">
            <text:p>395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6" calcext:value-type="float">
            <text:p>396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7" calcext:value-type="float">
            <text:p>397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8" calcext:value-type="float">
            <text:p>398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9" calcext:value-type="float">
            <text:p>399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0" calcext:value-type="float">
            <text:p>400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1" calcext:value-type="float">
            <text:p>401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2" calcext:value-type="float">
            <text:p>402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3" calcext:value-type="float">
            <text:p>403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4" calcext:value-type="float">
            <text:p>404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5" calcext:value-type="float">
            <text:p>405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6" calcext:value-type="float">
            <text:p>406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7" calcext:value-type="float">
            <text:p>407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8" calcext:value-type="float">
            <text:p>408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9" calcext:value-type="float">
            <text:p>409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0" calcext:value-type="float">
            <text:p>410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1" calcext:value-type="float">
            <text:p>411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2" calcext:value-type="float">
            <text:p>412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3" calcext:value-type="float">
            <text:p>413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4" calcext:value-type="float">
            <text:p>414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5" calcext:value-type="float">
            <text:p>415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6" calcext:value-type="float">
            <text:p>416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7" calcext:value-type="float">
            <text:p>417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8" calcext:value-type="float">
            <text:p>418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9" calcext:value-type="float">
            <text:p>419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0" calcext:value-type="float">
            <text:p>420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1" calcext:value-type="float">
            <text:p>421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2" calcext:value-type="float">
            <text:p>422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3" calcext:value-type="float">
            <text:p>423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4" calcext:value-type="float">
            <text:p>424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5" calcext:value-type="float">
            <text:p>425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6" calcext:value-type="float">
            <text:p>426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7" calcext:value-type="float">
            <text:p>427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8" calcext:value-type="float">
            <text:p>428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9" calcext:value-type="float">
            <text:p>429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0" calcext:value-type="float">
            <text:p>430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1" calcext:value-type="float">
            <text:p>431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2" calcext:value-type="float">
            <text:p>432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3" calcext:value-type="float">
            <text:p>433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4" calcext:value-type="float">
            <text:p>434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5" calcext:value-type="float">
            <text:p>435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6" calcext:value-type="float">
            <text:p>436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7" calcext:value-type="float">
            <text:p>437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8" calcext:value-type="float">
            <text:p>438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23"/>
          <table:table-cell table:style-name="ce26"/>
          <table:table-cell table:number-columns-repeated="60"/>
        </table:table-row>
        <table:table-row table:style-name="ro3">
          <table:table-cell/>
          <table:table-cell table:style-name="ce17"/>
          <table:table-cell table:style-name="ce23"/>
          <table:table-cell table:style-name="ce26"/>
          <table:table-cell table:number-columns-repeated="60"/>
        </table:table-row>
        <table:table-row table:style-name="ro4">
          <table:table-cell office:value-type="float" office:value="439" calcext:value-type="float">
            <text:p>439</text:p>
          </table:table-cell>
          <table:table-cell table:style-name="ce17" office:value-type="string" calcext:value-type="string">
            <text:p>Bit Manipulation</text:p>
          </table:table-cell>
          <table:table-cell table:style-name="ce22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0" calcext:value-type="float">
            <text:p>440</text:p>
          </table:table-cell>
          <table:table-cell table:style-name="ce17" office:value-type="string" calcext:value-type="string">
            <text:p>Bit Manipulation</text:p>
          </table:table-cell>
          <table:table-cell table:style-name="ce22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1" calcext:value-type="float">
            <text:p>441</text:p>
          </table:table-cell>
          <table:table-cell table:style-name="ce17" office:value-type="string" calcext:value-type="string">
            <text:p>Bit Manipulation</text:p>
          </table:table-cell>
          <table:table-cell table:style-name="ce22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2" calcext:value-type="float">
            <text:p>442</text:p>
          </table:table-cell>
          <table:table-cell table:style-name="ce17" office:value-type="string" calcext:value-type="string">
            <text:p>Bit Manipulation</text:p>
          </table:table-cell>
          <table:table-cell table:style-name="ce22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3" calcext:value-type="float">
            <text:p>443</text:p>
          </table:table-cell>
          <table:table-cell table:style-name="ce17" office:value-type="string" calcext:value-type="string">
            <text:p>Bit Manipulation</text:p>
          </table:table-cell>
          <table:table-cell table:style-name="ce22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4" calcext:value-type="float">
            <text:p>444</text:p>
          </table:table-cell>
          <table:table-cell table:style-name="ce17" office:value-type="string" calcext:value-type="string">
            <text:p>Bit Manipulation</text:p>
          </table:table-cell>
          <table:table-cell table:style-name="ce22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5" calcext:value-type="float">
            <text:p>445</text:p>
          </table:table-cell>
          <table:table-cell table:style-name="ce17" office:value-type="string" calcext:value-type="string">
            <text:p>Bit Manipulation</text:p>
          </table:table-cell>
          <table:table-cell table:style-name="ce22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6" calcext:value-type="float">
            <text:p>446</text:p>
          </table:table-cell>
          <table:table-cell table:style-name="ce17" office:value-type="string" calcext:value-type="string">
            <text:p>Bit Manipulation</text:p>
          </table:table-cell>
          <table:table-cell table:style-name="ce22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7" calcext:value-type="float">
            <text:p>447</text:p>
          </table:table-cell>
          <table:table-cell table:style-name="ce17" office:value-type="string" calcext:value-type="string">
            <text:p>Bit Manipulation</text:p>
          </table:table-cell>
          <table:table-cell table:style-name="ce22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8" calcext:value-type="float">
            <text:p>448</text:p>
          </table:table-cell>
          <table:table-cell table:style-name="ce17" office:value-type="string" calcext:value-type="string">
            <text:p>Bit Manipulation</text:p>
          </table:table-cell>
          <table:table-cell table:style-name="ce22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2" table:number-rows-repeated="104809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de" number:country="DE">
      <number:number number:min-integer-digits="1"/>
    </number:number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Result2" style:family="table-cell" style:parent-style-name="Result" style:data-style-name="N122">
      <style:table-cell-properties fo:background-color="#ff9966"/>
      <style:text-properties fo:font-weight="bold"/>
    </style:style>
    <style:style style:name="Heading1" style:family="table-cell" style:parent-style-name="Heading">
      <style:table-cell-properties fo:background-color="#ff9966"/>
      <style:text-properties fo:color="#000000" fo:font-size="10pt"/>
    </style:style>
    <style:style style:name="Background" style:family="table-cell" style:parent-style-name="Default">
      <style:table-cell-properties fo:background-color="#4c1900"/>
      <style:text-properties fo:color="#c0c0c0"/>
    </style:style>
    <style:style style:name="Card" style:family="table-cell" style:parent-style-name="Default">
      <style:table-cell-properties fo:background-color="#ffcc99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 style:data-style-name="N20000">
      <style:table-cell-properties fo:background-color="#ff9966" fo:wrap-option="wrap" fo:border="0.06pt solid #000000" fo:padding="0.0138in" style:vertical-align="automati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/00/0000</text:date>, <text:time style:data-style-name="N2" text:time-value="17:50:59.3594216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0-10-14T11:36:56</meta:creation-date>
    <dc:date>2021-06-16T22:00:53.644729149</dc:date>
    <meta:generator>LibreOffice/7.0.5.2$Linux_X86_64 LibreOffice_project/00$Build-2</meta:generator>
    <meta:editing-duration>PT17H26M50S</meta:editing-duration>
    <meta:editing-cycles>19</meta:editing-cycles>
    <meta:document-statistic meta:table-count="1" meta:cell-count="180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